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175cm" svg:x="6.715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8.112cm" svg:y="9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8.302cm" svg:y1="11.287cm" svg:x2="8.302cm" svg:y2="10.779cm">
          <text:p/>
        </draw:line>
        <draw:line draw:style-name="gr3" draw:text-style-name="P1" draw:layer="layout" svg:x1="8.302cm" svg:y1="8.736cm" svg:x2="8.302cm" svg:y2="8.228cm">
          <text:p/>
        </draw:line>
        <draw:line draw:style-name="gr3" draw:text-style-name="P1" draw:layer="layout" svg:x1="6.804cm" svg:y1="9.699cm" svg:x2="7.312cm" svg:y2="9.699cm">
          <text:p/>
        </draw:line>
        <draw:line draw:style-name="gr3" draw:text-style-name="P1" draw:layer="layout" svg:x1="9.353cm" svg:y1="9.699cm" svg:x2="9.861cm" svg:y2="9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7.803cm" fo:margin-bottom="16.357cm" fo:margin-left="6.291cm" fo:margin-right="11.39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tamar </meta:initial-creator>
    <meta:creation-date>2013-05-01T13:38:00</meta:creation-date>
    <dc:date>2013-05-01T13:45:41</dc:date>
    <dc:creator>itamar </dc:creator>
    <meta:editing-duration>P0D</meta:editing-duration>
    <meta:editing-cycles>1</meta:editing-cycles>
    <meta:document-statistic meta:object-count="6"/>
    <meta:generator>LibreOffice/3.5$Linux_X86_64 LibreOffice_project/350m1$Build-2</meta:generator>
  </office:meta>
</office:document-meta>
</file>